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afd98" officeooo:paragraph-rsid="000afd98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0pt" officeooo:rsid="000afd98" officeooo:paragraph-rsid="000afd98" style:font-size-asian="17.5pt" style:font-size-complex="20pt"/>
    </style:style>
    <style:style style:name="T1" style:family="text">
      <style:text-properties officeooo:rsid="000bb0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View for <text:span text:style-name="T1">Torpedoed.io</text:span>-</text:p>
      <text:p text:style-name="P1"/>
      <text:p text:style-name="P2"><text:tab/>I see <text:span text:style-name="T1">Torpedoed.io</text:span> as being an io game with multi-tier <text:span text:style-name="T1">submarines</text:span>, weapson, and power-ups. Their will be two teams (red v blue) which start at opposite ends of the map and <text:span text:style-name="T1">swim</text:span> to the center to fight. Their will three modes, team v team, all v all, and team v team capture the points. This will be in real-time with up to 20 players on each tea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3S</meta:editing-duration>
    <meta:editing-cycles>4</meta:editing-cycles>
    <meta:generator>LibreOffice/5.3.4.2$Windows_x86 LibreOffice_project/f82d347ccc0be322489bf7da61d7e4ad13fe2ff3</meta:generator>
    <dc:date>2017-09-15T19:23:51.743000000</dc:date>
    <meta:document-statistic meta:table-count="0" meta:image-count="0" meta:object-count="0" meta:page-count="1" meta:paragraph-count="2" meta:word-count="70" meta:character-count="371" meta:non-whitespace-character-count="301"/>
    <meta:user-defined meta:name="Info 1"/>
    <meta:user-defined meta:name="Info 2"/>
    <meta:user-defined meta:name="Info 3"/>
    <meta:user-defined meta:name="Info 4"/>
  </office:meta>
</office:document-meta>
</file>